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Training Error</text:p>
          </table:table-cell>
          <table:table-cell table:style-name="ce1" office:value-type="string" calcext:value-type="string">
            <text:p>Validation Error</text:p>
          </table:table-cell>
        </table:table-row>
        <table:table-row table:style-name="ro1">
          <table:table-cell office:value-type="string" calcext:value-type="string">
            <text:p>With Bias Ter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01619678700325" calcext:value-type="float">
            <text:p>0.0901619679</text:p>
          </table:table-cell>
          <table:table-cell office:value-type="float" office:value="0.0942426904815255" calcext:value-type="float">
            <text:p>0.0942426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90694934591137" calcext:value-type="float">
            <text:p>0.0890694935</text:p>
          </table:table-cell>
          <table:table-cell office:value-type="float" office:value="0.104634819939547" calcext:value-type="float">
            <text:p>0.1046348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27359502641425" calcext:value-type="float">
            <text:p>0.0927359503</text:p>
          </table:table-cell>
          <table:table-cell office:value-type="float" office:value="0.089026122221399" calcext:value-type="float">
            <text:p>0.0890261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16370902984155" calcext:value-type="float">
            <text:p>0.0916370903</text:p>
          </table:table-cell>
          <table:table-cell office:value-type="float" office:value="0.0890671455830239" calcext:value-type="float">
            <text:p>0.089067145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909011254729261" calcext:value-type="float">
            <text:p>0.0909011255</text:p>
          </table:table-cell>
          <table:table-cell office:value-type="float" office:value="0.0942426945563738" calcext:value-type="float">
            <text:p>0.0942426946</text:p>
          </table:table-cell>
        </table:table-row>
        <table:table-row table:style-name="ro1">
          <table:table-cell office:value-type="string" calcext:value-type="string">
            <text:p>Without Bias Ter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83549646885191" calcext:value-type="float">
            <text:p>0.0883549647</text:p>
          </table:table-cell>
          <table:table-cell office:value-type="float" office:value="0.092289889919085" calcext:value-type="float">
            <text:p>0.0922898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8182398380935" calcext:value-type="float">
            <text:p>0.0878182398</text:p>
          </table:table-cell>
          <table:table-cell office:value-type="float" office:value="0.0960896034438503" calcext:value-type="float">
            <text:p>0.0960896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99782484494236" calcext:value-type="float">
            <text:p>0.0899782484</text:p>
          </table:table-cell>
          <table:table-cell office:value-type="float" office:value="0.0881506850038319" calcext:value-type="float">
            <text:p>0.088150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04916466028152" calcext:value-type="float">
            <text:p>0.0904916466</text:p>
          </table:table-cell>
          <table:table-cell office:value-type="float" office:value="0.0905070792294962" calcext:value-type="float">
            <text:p>0.09050707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0.0891607748947129" calcext:value-type="float">
            <text:p>0.0891607749</text:p>
          </table:table-cell>
          <table:table-cell office:value-type="float" office:value="0.0917593143990658" calcext:value-type="float">
            <text:p>0.0917593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7:15:56.891741675</meta:creation-date>
    <dc:date>2016-09-21T21:21:59.347747182</dc:date>
    <meta:editing-duration>PT4H15S</meta:editing-duration>
    <meta:editing-cycles>3</meta:editing-cycles>
    <meta:generator>LibreOffice/4.2.8.2$Linux_X86_64 LibreOffice_project/420m0$Build-2</meta:generator>
    <meta:document-statistic meta:table-count="1" meta:cell-count="35" meta:object-count="0"/>
  </office:meta>
</office:document-meta>
</file>